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fo:color="#000000" officeooo:rsid="0036fa5d" officeooo:paragraph-rsid="00384079"/>
    </style:style>
    <style:style style:name="P2" style:family="paragraph" style:parent-style-name="No_20_Spacing">
      <style:text-properties fo:color="#000000" officeooo:rsid="003b9360" officeooo:paragraph-rsid="003b9360"/>
    </style:style>
    <style:style style:name="P3" style:family="paragraph" style:parent-style-name="No_20_Spacing">
      <style:text-properties fo:color="#000000" officeooo:rsid="003cf407" officeooo:paragraph-rsid="00408251"/>
    </style:style>
    <style:style style:name="P4" style:family="paragraph" style:parent-style-name="No_20_Spacing">
      <style:text-properties fo:color="#000000" officeooo:rsid="003f077c" officeooo:paragraph-rsid="003cf407"/>
    </style:style>
    <style:style style:name="P5" style:family="paragraph" style:parent-style-name="No_20_Spacing">
      <style:text-properties fo:color="#000000" officeooo:rsid="004466a0" officeooo:paragraph-rsid="004466a0"/>
    </style:style>
    <style:style style:name="P6" style:family="paragraph" style:parent-style-name="No_20_Spacing">
      <style:text-properties fo:color="#000000" fo:font-weight="bold" officeooo:rsid="00434653" officeooo:paragraph-rsid="00434653" style:font-weight-asian="bold" style:font-weight-complex="bold"/>
    </style:style>
    <style:style style:name="P7" style:family="paragraph" style:parent-style-name="No_20_Spacing">
      <style:text-properties fo:color="#000000" fo:font-weight="bold" officeooo:rsid="00491258" officeooo:paragraph-rsid="00491258" style:font-weight-asian="bold" style:font-weight-complex="bold"/>
    </style:style>
    <style:style style:name="P8" style:family="paragraph" style:parent-style-name="No_20_Spacing">
      <style:text-properties fo:color="#000000" officeooo:rsid="004796ec" officeooo:paragraph-rsid="004796ec"/>
    </style:style>
    <style:style style:name="P9" style:family="paragraph" style:parent-style-name="No_20_Spacing">
      <style:text-properties fo:color="#000000" officeooo:rsid="00491258" officeooo:paragraph-rsid="00491258"/>
    </style:style>
    <style:style style:name="P10" style:family="paragraph" style:parent-style-name="No_20_Spacing">
      <style:text-properties fo:color="#000000" officeooo:rsid="004c92db" officeooo:paragraph-rsid="004c92db"/>
    </style:style>
    <style:style style:name="P11" style:family="paragraph" style:parent-style-name="No_20_Spacing">
      <style:text-properties fo:color="#000000" officeooo:rsid="0038810e" officeooo:paragraph-rsid="0038810e"/>
    </style:style>
    <style:style style:name="P12" style:family="paragraph" style:parent-style-name="No_20_Spacing">
      <style:text-properties fo:color="#000000" officeooo:rsid="0038810e" officeooo:paragraph-rsid="004d742b"/>
    </style:style>
    <style:style style:name="P13" style:family="paragraph" style:parent-style-name="No_20_Spacing">
      <style:text-properties fo:color="#000000" officeooo:rsid="004d742b" officeooo:paragraph-rsid="004d742b"/>
    </style:style>
    <style:style style:name="P14" style:family="paragraph" style:parent-style-name="No_20_Spacing">
      <style:text-properties fo:color="#000000" officeooo:rsid="0036fa5d" officeooo:paragraph-rsid="00384079"/>
    </style:style>
    <style:style style:name="P15" style:family="paragraph" style:parent-style-name="No_20_Spacing">
      <style:text-properties fo:color="#000000" officeooo:rsid="0036fa5d" officeooo:paragraph-rsid="004f046e"/>
    </style:style>
    <style:style style:name="P16" style:family="paragraph" style:parent-style-name="No_20_Spacing" style:master-page-name="Standard">
      <style:paragraph-properties style:page-number="auto"/>
      <style:text-properties fo:color="#000000" fo:font-weight="bold" officeooo:rsid="0036fa5d" officeooo:paragraph-rsid="004f046e" style:font-weight-asian="bold" style:font-weight-complex="bold"/>
    </style:style>
    <style:style style:name="T1" style:family="text">
      <style:text-properties officeooo:rsid="00384079"/>
    </style:style>
    <style:style style:name="T2" style:family="text">
      <style:text-properties officeooo:rsid="004f046e"/>
    </style:style>
    <style:style style:name="T3" style:family="text">
      <style:text-properties officeooo:rsid="00508be3"/>
    </style:style>
    <style:style style:name="T4" style:family="text">
      <style:text-properties officeooo:rsid="005203c1"/>
    </style:style>
    <style:style style:name="T5" style:family="text">
      <style:text-properties officeooo:rsid="0053f989"/>
    </style:style>
    <style:style style:name="T6" style:family="text">
      <style:text-properties fo:font-weight="bold" style:font-weight-asian="bold" style:font-weight-complex="bold"/>
    </style:style>
    <style:style style:name="T7" style:family="text">
      <style:text-properties fo:font-weight="bold" officeooo:rsid="0053f989" style:font-weight-asian="bold" style:font-weight-complex="bold"/>
    </style:style>
    <style:style style:name="T8" style:family="text">
      <style:text-properties fo:font-weight="bold" officeooo:rsid="005203c1" style:font-weight-asian="bold" style:font-weight-complex="bold"/>
    </style:style>
    <style:style style:name="T9" style:family="text">
      <style:text-properties fo:color="#ff0000" fo:font-weight="bold" style:font-weight-asian="bold" style:font-weight-complex="bold"/>
    </style:style>
    <style:style style:name="T10" style:family="text">
      <style:text-properties fo:color="#ff0000" fo:font-weight="bold" officeooo:rsid="0053f989" style:font-weight-asian="bold" style:font-weight-complex="bold"/>
    </style:style>
    <style:style style:name="T11" style:family="text">
      <style:text-properties fo:color="#ff0000" fo:font-weight="bold" officeooo:rsid="005203c1"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What is ElasticSearch’s query DSL?</text:span></text:p>
      <text:p text:style-name="P15"><text:span text:style-name="T3">Q</text:span>uery DSL is ElasticSearch's own <text:span text:style-name="T10">D</text:span><text:span text:style-name="T9">omain </text:span><text:span text:style-name="T10">S</text:span><text:span text:style-name="T9">pecific </text:span><text:span text:style-name="T10">L</text:span><text:span text:style-name="T9">anguage</text:span> based on JSON in which queries and filters can be expressed. Think of it like ElasticSearch's equivalent of SQL for a relational database. Here's part of how ElasticSearch's own documentation explains it:</text:p>
      <text:p text:style-name="P15">Think of the Query DSL as an <text:span text:style-name="T9">A</text:span><text:span text:style-name="T11">bstract </text:span><text:span text:style-name="T9">S</text:span><text:span text:style-name="T11">yntax </text:span><text:span text:style-name="T9">T</text:span><text:span text:style-name="T11">ree</text:span> of queries. Certain queries can contain other queries (like the bool query), other can contain filters (like the constant_score), and some can contain both a query and a filter (like the filtered). Each of those can contain any query of the list of queries or any filter from the list of filters, resulting in the ability to build quite complex (and interesting) queries.</text:p>
      <text:p text:style-name="P1"><text:a xlink:type="simple" xlink:href="https://dzone.com/articles/elasticsearch-getting-started" text:style-name="Internet_20_link" text:visited-style-name="Visited_20_Internet_20_Link"/></text:p>
      <text:p text:style-name="P1"><text:a xlink:type="simple" xlink:href="https://dzone.com/articles/elasticsearch-getting-started" text:style-name="Internet_20_link" text:visited-style-name="Visited_20_Internet_20_Link"><text:span text:style-name="T1">https://dzone.com/articles/elasticsearch-getting-started</text:span></text:a></text:p>
      <text:p text:style-name="P1"/>
      <text:p text:style-name="P11"><text:a xlink:type="simple" xlink:href="http://www.elasticsearchtutorial.com/elasticsearch-in-5-minutes.html" text:style-name="Internet_20_link" text:visited-style-name="Visited_20_Internet_20_Link">http://www.elasticsearchtutorial.com/elasticsearch-in-5-minutes.html</text:a></text:p>
      <text:p text:style-name="P11"/>
      <text:p text:style-name="P13"><text:a xlink:type="simple" xlink:href="http://www.elasticsearchtutorial.com/basic-elasticsearch-concepts.html" text:style-name="Internet_20_link" text:visited-style-name="Visited_20_Internet_20_Link">http://www.elasticsearchtutorial.com/basic-elasticsearch-concepts.html</text:a></text:p>
      <text:p text:style-name="P12"/>
      <text:p text:style-name="P2"><text:a xlink:type="simple" xlink:href="http://joelabrahamsson.com/elasticsearch-101/" text:style-name="Internet_20_link" text:visited-style-name="Visited_20_Internet_20_Link">http://joelabrahamsson.com/elasticsearch-101/</text:a></text:p>
      <text:p text:style-name="P2"/>
      <text:p text:style-name="P3"><text:a xlink:type="simple" xlink:href="https://mindmajix.com/elasticsearch-interview-questions" text:style-name="Internet_20_link" text:visited-style-name="Visited_20_Internet_20_Link">https://mindmajix.com/elasticsearch-interview-questions</text:a></text:p>
      <text:p text:style-name="P4"/>
      <text:p text:style-name="P6">How to increase the size of queue in elastic search:</text:p>
      <text:p text:style-name="P5"/>
      <text:p text:style-name="P8">curl -XGET "http://localhost:9200/_nodes/thread_pool?v"</text:p>
      <text:p text:style-name="P5"/>
      <text:p text:style-name="P5">curl -XPUT localhost:9200/_cluster/settings -d '{</text:p>
      <text:p text:style-name="P5"><text:s text:c="4"/>"persistent" : {</text:p>
      <text:p text:style-name="P5"><text:s text:c="8"/>"threadpool.index.queue_size" : 20000</text:p>
      <text:p text:style-name="P5"><text:s text:c="4"/>}</text:p>
      <text:p text:style-name="P5">}'</text:p>
      <text:p text:style-name="P5"/>
      <text:p text:style-name="P7">How to get the count of documents in an index of elastic search:</text:p>
      <text:p text:style-name="P9"/>
      <text:p text:style-name="P10"><text:a xlink:type="simple" xlink:href="https://www.elastic.co/guide/en/elasticsearch/reference/current/search-count.html" text:style-name="Internet_20_link" text:visited-style-name="Visited_20_Internet_20_Link">https://www.elastic.co/guide/en/elasticsearch/reference/current/search-count.html</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15</meta:editing-cycles>
    <meta:creation-date>2015-08-07T20:28:00</meta:creation-date>
    <dc:date>2019-08-18T00:47:26.365704752</dc:date>
    <meta:editing-duration>P4DT16H49M14S</meta:editing-duration>
    <meta:generator>LibreOffice/5.1.6.2$Linux_X86_64 LibreOffice_project/10m0$Build-2</meta:generator>
    <meta:document-statistic meta:table-count="0" meta:image-count="0" meta:object-count="0" meta:page-count="1" meta:paragraph-count="17" meta:word-count="163" meta:character-count="1384" meta:non-whitespace-character-count="1222"/>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